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1ef4" officeooo:paragraph-rsid="001f1ef4"/>
    </style:style>
    <style:style style:name="P2" style:family="paragraph" style:parent-style-name="Standard">
      <style:paragraph-properties fo:text-align="start" style:justify-single-word="false"/>
      <style:text-properties officeooo:rsid="001f1ef4" officeooo:paragraph-rsid="001f1ef4"/>
    </style:style>
    <style:style style:name="P3" style:family="paragraph" style:parent-style-name="Standard">
      <style:paragraph-properties fo:text-align="start" style:justify-single-word="false"/>
      <style:text-properties officeooo:rsid="0023e73a" officeooo:paragraph-rsid="0023e73a"/>
    </style:style>
    <style:style style:name="P4" style:family="paragraph" style:parent-style-name="Standard">
      <style:paragraph-properties fo:text-align="start" style:justify-single-word="false"/>
      <style:text-properties officeooo:rsid="003317d1" officeooo:paragraph-rsid="003317d1"/>
    </style:style>
    <style:style style:name="P5" style:family="paragraph" style:parent-style-name="Standard">
      <style:paragraph-properties fo:text-align="start" style:justify-single-word="false"/>
      <style:text-properties officeooo:rsid="003317d1" officeooo:paragraph-rsid="00407f2a"/>
    </style:style>
    <style:style style:name="P6" style:family="paragraph" style:parent-style-name="Standard">
      <style:paragraph-properties fo:text-align="start" style:justify-single-word="false"/>
      <style:text-properties officeooo:rsid="00526142" officeooo:paragraph-rsid="00526142"/>
    </style:style>
    <style:style style:name="P7" style:family="paragraph" style:parent-style-name="Standard">
      <style:paragraph-properties fo:text-align="start" style:justify-single-word="false"/>
      <style:text-properties officeooo:rsid="0054cf23" officeooo:paragraph-rsid="0054cf23"/>
    </style:style>
    <style:style style:name="P8" style:family="paragraph" style:parent-style-name="Standard">
      <style:paragraph-properties fo:text-align="start" style:justify-single-word="false"/>
      <style:text-properties officeooo:rsid="00559445" officeooo:paragraph-rsid="00559445"/>
    </style:style>
    <style:style style:name="P9" style:family="paragraph" style:parent-style-name="Standard">
      <style:paragraph-properties fo:text-align="start" style:justify-single-word="false"/>
      <style:text-properties officeooo:rsid="0055fd13" officeooo:paragraph-rsid="006016a1"/>
    </style:style>
    <style:style style:name="P10" style:family="paragraph" style:parent-style-name="Standard">
      <style:paragraph-properties fo:text-align="start" style:justify-single-word="false"/>
      <style:text-properties officeooo:rsid="006624c9" officeooo:paragraph-rsid="006624c9"/>
    </style:style>
    <style:style style:name="T1" style:family="text">
      <style:text-properties officeooo:rsid="0020cca2"/>
    </style:style>
    <style:style style:name="T2" style:family="text">
      <style:text-properties officeooo:rsid="0024629c"/>
    </style:style>
    <style:style style:name="T3" style:family="text">
      <style:text-properties officeooo:rsid="0025c8d5"/>
    </style:style>
    <style:style style:name="T4" style:family="text">
      <style:text-properties officeooo:rsid="003317d1"/>
    </style:style>
    <style:style style:name="T5" style:family="text">
      <style:text-properties officeooo:rsid="00407f2a"/>
    </style:style>
    <style:style style:name="T6" style:family="text">
      <style:text-properties officeooo:rsid="0056c30c"/>
    </style:style>
    <style:style style:name="T7" style:family="text">
      <style:text-properties officeooo:rsid="00584dd8"/>
    </style:style>
    <style:style style:name="T8" style:family="text">
      <style:text-properties officeooo:rsid="006016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re,</text:p>
      <text:p text:style-name="P1"><text:s text:c="20"/>Judecatoria Brasov</text:p>
      <text:p text:style-name="P2"/>
      <text:p text:style-name="P2">Onorata instanta, </text:p>
      <text:p text:style-name="P2">Subsemnatul/Subsemnata …, identificat cu CI seria …, nr…, CNP …, cu domiciliu in Localitatea …, Strada …, Nr. … , Bloc …, Sc. …, Ap. …, formulez prezenta </text:p>
      <text:p text:style-name="P2"/>
      <text:p text:style-name="P2">CONTESTATIE</text:p>
      <text:p text:style-name="P2">impotriva PV nr. …, in data de dd.mm.yyyy , incheiat de …, pentru ca in baza probatoriului ce se va efectua in cauza, sa dispuneti:</text:p>
      <text:p text:style-name="P2"/>
      <text:p text:style-name="P2">1. Anularea PV atacat</text:p>
      <text:p text:style-name="P2">2. Inlaturarea sanctiunilor aplicate, respectiv amenda de 300 de lei si retinerea permisului de conducere, <text:span text:style-name="T1">pe care le consider netemeinice si nelegale.</text:span></text:p>
      <text:p text:style-name="P2"/>
      <text:p text:style-name="P3">In fapt:</text:p>
      <text:p text:style-name="P3">Deplasandu-ma pe strada Lunga dinspre bartolomeu spre casa armatei <text:span text:style-name="T2">la trecerea de pietoni </text:span><text:span text:style-name="T3">de la strada memorandului, </text:span><text:span text:style-name="T4">un autobuz care se deplasa pe prima banda mi-a obstructionat vederea spre trotuarul din dreapta si nu am observat pietonul care se pregatea sa traverseze strada regulamentar. Neacordarea prioritatii nu a fost intentionata ci cauzata de situatia de trafic din acel moment, respectiv pietonul era acoperit de catre autobuz.</text:span></text:p>
      <text:p text:style-name="P4">Fata de cele expuse va rog sa observati ca nu exista intentie, situatie in care consider ca nu sunt vinovat de contraventie.</text:p>
      <text:p text:style-name="P4"/>
      <text:p text:style-name="P4">In drept: OG. 2/2001, cu modificarile ulterioare</text:p>
      <text:p text:style-name="P4">OUG 195/20--</text:p>
      <text:p text:style-name="P4"/>
      <text:p text:style-name="P5">Probe: </text:p>
      <text:p text:style-name="P5"><text:span text:style-name="T5">- Martori</text:span></text:p>
      <text:p text:style-name="P4">- <text:span text:style-name="T5">Inscrisuri – </text:span><text:span text:style-name="T7">Fotografii(planse foto)</text:span></text:p>
      <text:p text:style-name="P4">- <text:span text:style-name="T5">Marturia(recunoasterea)</text:span></text:p>
      <text:p text:style-name="P4">- <text:span text:style-name="T5">Inregistrari</text:span></text:p>
      <text:p text:style-name="P4"/>
      <text:p text:style-name="P6">Timbrarea: 20 lei taxa de timbru</text:p>
      <text:p text:style-name="P7">Se depun: - Copie p.v. constatat</text:p>
      <text:p text:style-name="P7"/>
      <text:p text:style-name="P8">Semnatura</text:p>
      <text:p text:style-name="P8">&lt;Semnatura&gt;</text:p>
      <text:p text:style-name="P8"/>
      <text:p text:style-name="P9"><text:span text:style-name="T6"># </text:span>In cazul in care reclamantul nu se poate duce la sedintele de judecata, poate sa ceara judecarea in lipsa. </text:p>
      <text:p text:style-name="P9"><text:span text:style-name="T8"># Partea solutionata de instanta de font o va putea contesta cu apel la tribunal.</text:span></text:p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4:15:48.827222017</meta:creation-date>
    <meta:generator>LibreOffice/7.3.0.3$Linux_X86_64 LibreOffice_project/30$Build-3</meta:generator>
    <dc:date>2022-02-10T13:47:45.766365899</dc:date>
    <meta:editing-duration>PT38M39S</meta:editing-duration>
    <meta:editing-cycles>21</meta:editing-cycles>
    <meta:document-statistic meta:table-count="0" meta:image-count="0" meta:object-count="0" meta:page-count="1" meta:paragraph-count="24" meta:word-count="244" meta:character-count="1527" meta:non-whitespace-character-count="1282"/>
  </office:meta>
</office:document-meta>
</file>